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_32_010_2f_11residualdeviancecomparison" style:display-name="2010/11residualdeviancecomparison" style:family="table">
      <style:table-properties style:width="6.9271in" fo:margin-left="0in" table:align="left"/>
    </style:style>
    <style:style style:name="_32_010_2f_11residualdeviancecomparison.A" style:display-name="2010/11residualdeviancecomparison.A" style:family="table-column">
      <style:table-column-properties style:column-width="1.5833in"/>
    </style:style>
    <style:style style:name="_32_010_2f_11residualdeviancecomparison.B" style:display-name="2010/11residualdeviancecomparison.B" style:family="table-column">
      <style:table-column-properties style:column-width="1.0208in"/>
    </style:style>
    <style:style style:name="_32_010_2f_11residualdeviancecomparison.C" style:display-name="2010/11residualdeviancecomparison.C" style:family="table-column">
      <style:table-column-properties style:column-width="1in"/>
    </style:style>
    <style:style style:name="_32_010_2f_11residualdeviancecomparison.D" style:display-name="2010/11residualdeviancecomparison.D" style:family="table-column">
      <style:table-column-properties style:column-width="1.5521in"/>
    </style:style>
    <style:style style:name="_32_010_2f_11residualdeviancecomparison.E" style:display-name="2010/11residualdeviancecomparison.E" style:family="table-column">
      <style:table-column-properties style:column-width="1.7708in"/>
    </style:style>
    <style:style style:name="_32_010_2f_11residualdeviancecomparison.A1" style:display-name="2010/11residualdeviancecomparison.A1" style:family="table-cell">
      <style:table-cell-properties fo:padding="0.0382in" fo:border-left="0.05pt solid #000000" fo:border-right="none" fo:border-top="0.05pt solid #000000" fo:border-bottom="0.05pt solid #000000"/>
    </style:style>
    <style:style style:name="_32_010_2f_11residualdeviancecomparison.E1" style:display-name="2010/11residualdeviancecomparison.E1" style:family="table-cell">
      <style:table-cell-properties fo:padding="0.0382in" fo:border="0.05pt solid #000000"/>
    </style:style>
    <style:style style:name="_32_010_2f_11residualdeviancecomparison.A2" style:display-name="2010/11residualdeviancecomparison.A2" style:family="table-cell">
      <style:table-cell-properties fo:padding="0.0382in" fo:border-left="0.05pt solid #000000" fo:border-right="none" fo:border-top="none" fo:border-bottom="0.05pt solid #000000"/>
    </style:style>
    <style:style style:name="_32_010_2f_11residualdeviancecomparison.E2" style:display-name="2010/11residualdeviancecomparison.E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833in"/>
    </style:style>
    <style:style style:name="Table1.B" style:family="table-column">
      <style:table-column-properties style:column-width="1.0208in"/>
    </style:style>
    <style:style style:name="Table1.C" style:family="table-column">
      <style:table-column-properties style:column-width="1in"/>
    </style:style>
    <style:style style:name="Table1.D" style:family="table-column">
      <style:table-column-properties style:column-width="1.5521in"/>
    </style:style>
    <style:style style:name="Table1.E" style:family="table-column">
      <style:table-column-properties style:column-width="1.770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ext_20_body">
      <style:paragraph-properties fo:margin-top="0in" fo:margin-bottom="0in"/>
      <style:text-properties style:font-name="Courier 10 Pitch" fo:font-size="10pt" style:font-size-asian="8.75pt" style:font-size-complex="10pt"/>
    </style:style>
    <style:style style:name="P6" style:family="paragraph" style:parent-style-name="Text_20_body" style:list-style-name="L1"/>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rrectness argument for Sloop/RMark GAOS analysis</text:h>
      <text:p text:style-name="Standard"/>
      <text:p text:style-name="Text_20_body">Andy Hutcheon</text:p>
      <text:p text:style-name="Text_20_body">June/July 2013</text:p>
      <text:p text:style-name="Text_20_body">In summary, it appears that data extracted from Sloop for analysis is as expected, RMark analysis gives results consistent to that previously obtained with MARK, and RMark analysis of newly-extracted data shows the expected differences from RMark analysis of saved input data. These checks give confidence that the new workflow is appropriate for analysis of data in 2012/13 and going forwards.</text:p>
      <text:p text:style-name="Text_20_body">This document captures the chain of steps in the integrity argument that builds trust in the new analysis process based on extraction of data from the Sloop database and execution of RMark models. The starting point is an assumption that we wish to reproduce as far as possible the manual analysis previously carried out.</text:p>
      <text:p text:style-name="Text_20_body">The new process introduces a number of changes:</text:p>
      <text:list xml:id="list13570398641" text:style-name="L1">
        <text:list-item>
          <text:p text:style-name="P6">Historical data was imported into the Sloop database. This process uncovered various data issues which were corrected prior to the final import. Thus, Sloop has never contained an exact replica of the data held in the Access database (which in any case was updated continually as errors were detected by the human process). After extraction of data from Sloop for the 2011/12 analyses, a migration process took place to detect and correct double-identities in the existing data. Consequently the current Sloop database contains more differences from the old dataset.</text:p>
        </text:list-item>
        <text:list-item>
          <text:p text:style-name="P6">Photo-id is preformed in Sloop rather than by the manual process; we have done substantial work establishing the effectiveness of Sloop image matching, but that is not documented here.</text:p>
        </text:list-item>
        <text:list-item>
          <text:p text:style-name="P6">Survey data (encounter histories) are automatically extracted from the Sloop database and an automated size moderation algorithm is applied to the observations. This replaces a manual process of extraction from an Access database followed by Excel pivot table operations and human size moderation.</text:p>
        </text:list-item>
        <text:list-item>
          <text:p text:style-name="P6">Encounter histories and survey intervals are imported into R and run through a candidate set of models using Rmark to build models and invoke mark.exe. This replaces a rather laborious process of building design matrices using the MARK GUI. The automated modeling process makes it possible to run a larger set of candidate models easily, and so to explore models including temporary immigration and emigration. Those models are ignored for the purposes of this integrity chain, which focuses on the “no movement” models as analyzed manually in previous years. Once we trust the new process, it is straightforward to reason about extensions to the set of candidate models.</text:p>
        </text:list-item>
      </text:list>
      <text:p text:style-name="Text_20_body">Because the encounter history data was changed at initial Sloop import, it is not possible to perform a straightforward regression test in which analysis by the new process should exactly match our archived results. Instead, it is necessary to examine smaller steps and become comfortable that they are performing correctly.</text:p>
      <text:h text:style-name="Heading_20_2" text:outline-level="2">Are encounter histories extracted correctly from Sloop?</text:h>
      <text:p text:style-name="Text_20_body">This is a relatively straightforward software testing question: does sloop_to_mark.py do the right thing? The challenge is that of good test data. We have MARK input files generated manually in previous years, these are expected to be similar (but not identical) to what is now extracted from Sloop.</text:p>
      <text:h text:style-name="Heading_20_3" text:outline-level="3"><text:soft-page-break/>Manual comparison of output</text:h>
      <text:p text:style-name="Text_20_body">Last year, a manual process was applied to check data extracted from Sloop against saved manually generated data (for surveys through to 20010/11). The differences were small enough to plausibly be attributed to the fixups during data upload into Sloop and differences in the skink size moderation processes. This gave confidence to use the data extracted from Sloop for the 2011/12 MARK analysis.</text:p>
      <text:p text:style-name="Text_20_body">The data in 2011/12 had all been matched manually before upload to Sloop, with the consequence that all sightings had associated skink_ids. Switching over to production mode for Sloop removed the skink_ids for all singletons (Sloop does not form a cohort and assign a skink_id until at least two sightings match). This change places an additional obligation to check that data extraction performs correctly in the presence of singleton entries.</text:p>
      <text:h text:style-name="Heading_20_3" text:outline-level="3">Comparison of upload and current Sloop extraction</text:h>
      <text:p text:style-name="Text_20_body">Comparison of verbose output saved from Sloop extraction with the same surveys extracted from Sloop post the migrations exercise for various sites gave the following results:</text:p>
      <text:p text:style-name="P1">Wildlife_grand – all differences explained by known double-up merges</text:p>
      <text:p text:style-name="P1">Falcon_grand – all differences explained by known double-up merges</text:p>
      <text:p text:style-name="P1">Falcon_otago – all differences explained by known double-up merges</text:p>
      <text:p text:style-name="P1">Wildlife_otago – all differences explained by known double-up merges</text:p>
      <text:p text:style-name="P1">Airport_grand – g03955 merged into G03489 in database but are actually different skiks (database issue), two skinks (g02820, ) in old but not in new, no separate record of removal (database issue, not extraction code)</text:p>
      <text:p text:style-name="P1">TopMini_grand – g04190 merged into g03452 in database but are actually different skinks (database issue)</text:p>
      <text:p text:style-name="P1">MiddleMini_grand – no differences</text:p>
      <text:p text:style-name="P1">BottomMini_grand – no differences</text:p>
      <text:p text:style-name="P1">OldOtagense_grand – no differences</text:p>
      <text:p text:style-name="P1">OldOtagense_otago – difference explained by known merge</text:p>
      <text:p text:style-name="P1">RedbankFence_grand – all differences explained by known double-up merges</text:p>
      <text:p text:style-name="P1">BreastCreek_grand – all differences explained by known double-up merges</text:p>
      <text:p text:style-name="Text_20_body">Note that at the time of these comparisons the grand skink database did not contain any entries tagged as SINGLETON_SO_FAR, so evidence for correct behaviour of the extract on singletons is from the Otago database alone (two cases above).</text:p>
      <text:h text:style-name="Heading_20_3" text:outline-level="3">Newbie extraction</text:h>
      <text:p text:style-name="Text_20_body">A modified version of sloop_to_mark.py (harvest_newbies.py) has been created in order to keep the SkinkPics manual photo library up to date. Since the code that extracts skink sightings from Sloop is common between both scripts, correct behaviour of one is evidence for correct behaviour of the other. Newbies extracted for Otago skinks at both Falcon and Wildlife were cross-checked with manual records built up during the Sloop matching process and found to be consistent. This is evidence that some aspects of the data extracted from Sloop are as expected. </text:p>
      <text:h text:style-name="Heading_20_2" text:outline-level="2"><text:soft-page-break/>Does RMark analysis produce equivalent results to manual use of MARK?</text:h>
      <text:p text:style-name="Text_20_body">This is again a relatively straightforward question: are we building equivalent models in RMark and are they producing the expected results? Again, regression testing is hampered by the fact that RMark builds slightly different (although equivalent) models to the manual process used with MARK (the design matrices and link functions are different). Thus, identical results suitable for mechanical checking cannot be expected.</text:p>
      <text:h text:style-name="Heading_20_3" text:outline-level="3">Comparison of RMark and MARK results from saved input files</text:h>
      <text:p text:style-name="Text_20_body">We have both save MARK results and the corresponding input files from previous years. By running the new RMark analysis on the saved input files, it is possible to compare the results of the (believed to be equivalent) models.</text:p>
      <text:p text:style-name="Text_20_body">When this is applied to the 2010/11 results, we see the following correspondence of residual deviance (if the residual deviance matches, that indicates that the model results are the same):</text:p>
      <table:table table:name="2010/11residualdeviancecomparison" table:style-name="_32_010_2f_11residualdeviancecomparison">
        <table:table-column table:style-name="_32_010_2f_11residualdeviancecomparison.A"/>
        <table:table-column table:style-name="_32_010_2f_11residualdeviancecomparison.B"/>
        <table:table-column table:style-name="_32_010_2f_11residualdeviancecomparison.C"/>
        <table:table-column table:style-name="_32_010_2f_11residualdeviancecomparison.D"/>
        <table:table-column table:style-name="_32_010_2f_11residualdeviancecomparison.E"/>
        <table:table-row>
          <table:table-cell table:style-name="_32_010_2f_11residualdeviancecomparison.A1" office:value-type="string">
            <text:p text:style-name="P2">Site_species</text:p>
          </table:table-cell>
          <table:table-cell table:style-name="_32_010_2f_11residualdeviancecomparison.A1" office:value-type="string">
            <text:p text:style-name="P3">Mo</text:p>
          </table:table-cell>
          <table:table-cell table:style-name="_32_010_2f_11residualdeviancecomparison.A1" office:value-type="string">
            <text:p text:style-name="P3">Mt</text:p>
          </table:table-cell>
          <table:table-cell table:style-name="_32_010_2f_11residualdeviancecomparison.A1" office:value-type="string">
            <text:p text:style-name="P3">Mh</text:p>
          </table:table-cell>
          <table:table-cell table:style-name="_32_010_2f_11residualdeviancecomparison.E1" office:value-type="string">
            <text:p text:style-name="P3">Mht</text:p>
          </table:table-cell>
        </table:table-row>
        <table:table-row>
          <table:table-cell table:style-name="_32_010_2f_11residualdeviancecomparison.A2" office:value-type="string">
            <text:p text:style-name="Table_20_Contents">Wildlife_otago</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n/a</text:p>
          </table:table-cell>
        </table:table-row>
        <table:table-row>
          <table:table-cell table:style-name="_32_010_2f_11residualdeviancecomparison.A2" office:value-type="string">
            <text:p text:style-name="Table_20_Contents">Wildlife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match</text:p>
          </table:table-cell>
        </table:table-row>
        <table:table-row>
          <table:table-cell table:style-name="_32_010_2f_11residualdeviancecomparison.A2" office:value-type="string">
            <text:p text:style-name="Table_20_Contents">Falcon_otago</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4606.51 vs 4606.09</text:p>
          </table:table-cell>
          <table:table-cell table:style-name="_32_010_2f_11residualdeviancecomparison.E2" office:value-type="string">
            <text:p text:style-name="P4">4505.42 vs 4504.39</text:p>
          </table:table-cell>
        </table:table-row>
        <table:table-row>
          <table:table-cell table:style-name="_32_010_2f_11residualdeviancecomparison.A2" office:value-type="string">
            <text:p text:style-name="Table_20_Contents">Falcon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match</text:p>
          </table:table-cell>
        </table:table-row>
        <table:table-row>
          <table:table-cell table:style-name="_32_010_2f_11residualdeviancecomparison.A2" office:value-type="string">
            <text:p text:style-name="Table_20_Contents">Airport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7425.76 vs 7432.86</text:p>
          </table:table-cell>
          <table:table-cell table:style-name="_32_010_2f_11residualdeviancecomparison.E2" office:value-type="string">
            <text:p text:style-name="P4">7309.01 vs 7305.42</text:p>
          </table:table-cell>
        </table:table-row>
        <table:table-row>
          <table:table-cell table:style-name="_32_010_2f_11residualdeviancecomparison.A2" office:value-type="string">
            <text:p text:style-name="Table_20_Contents">TopMini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n/a</text:p>
          </table:table-cell>
          <table:table-cell table:style-name="_32_010_2f_11residualdeviancecomparison.E2" office:value-type="string">
            <text:p text:style-name="P4">n/a</text:p>
          </table:table-cell>
        </table:table-row>
        <table:table-row>
          <table:table-cell table:style-name="_32_010_2f_11residualdeviancecomparison.A2" office:value-type="string">
            <text:p text:style-name="Table_20_Contents">MiddleMini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n/a</text:p>
          </table:table-cell>
          <table:table-cell table:style-name="_32_010_2f_11residualdeviancecomparison.E2" office:value-type="string">
            <text:p text:style-name="P4">n/a</text:p>
          </table:table-cell>
        </table:table-row>
        <table:table-row>
          <table:table-cell table:style-name="_32_010_2f_11residualdeviancecomparison.A2" office:value-type="string">
            <text:p text:style-name="Table_20_Contents">BottomMini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n/a</text:p>
          </table:table-cell>
          <table:table-cell table:style-name="_32_010_2f_11residualdeviancecomparison.E2" office:value-type="string">
            <text:p text:style-name="P4">n/a</text:p>
          </table:table-cell>
        </table:table-row>
        <table:table-row>
          <table:table-cell table:style-name="_32_010_2f_11residualdeviancecomparison.A2" office:value-type="string">
            <text:p text:style-name="Table_20_Contents">RedbankFence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4038.97 vs 4032.58</text:p>
          </table:table-cell>
        </table:table-row>
        <table:table-row>
          <table:table-cell table:style-name="_32_010_2f_11residualdeviancecomparison.A2" office:value-type="string">
            <text:p text:style-name="Table_20_Contents">OldOtagense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n/a</text:p>
          </table:table-cell>
        </table:table-row>
        <table:table-row>
          <table:table-cell table:style-name="_32_010_2f_11residualdeviancecomparison.A2" office:value-type="string">
            <text:p text:style-name="Table_20_Contents">OldOtagense_otago</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E2" office:value-type="string">
            <text:p text:style-name="P4">match</text:p>
          </table:table-cell>
        </table:table-row>
        <table:table-row>
          <table:table-cell table:style-name="_32_010_2f_11residualdeviancecomparison.A2" office:value-type="string">
            <text:p text:style-name="Table_20_Contents">BreastCreek_grand</text:p>
          </table:table-cell>
          <table:table-cell table:style-name="_32_010_2f_11residualdeviancecomparison.A2" office:value-type="string">
            <text:p text:style-name="P4">match</text:p>
          </table:table-cell>
          <table:table-cell table:style-name="_32_010_2f_11residualdeviancecomparison.A2" office:value-type="string">
            <text:p text:style-name="P4">match</text:p>
          </table:table-cell>
          <table:table-cell table:style-name="_32_010_2f_11residualdeviancecomparison.A2" office:value-type="string">
            <text:p text:style-name="P4">n/a</text:p>
          </table:table-cell>
          <table:table-cell table:style-name="_32_010_2f_11residualdeviancecomparison.E2" office:value-type="string">
            <text:p text:style-name="P4">match</text:p>
          </table:table-cell>
        </table:table-row>
      </table:table>
      <text:p text:style-name="Text_20_body"/>
      <text:p text:style-name="Text_20_body">The difference for the RedbankFence_grand Mht model is explained by an error in the manually constructed saved MARK model (the design matrix inadvertently omitted a 1, forcing a pair of estimated probabilities that should have been estimated separately to have the same value).</text:p>
      <text:p text:style-name="Text_20_body">The differences for Falcon_otago Mh are small, and the differences in estimated abundance and survival not biologically significant. The same is true of Mht. However, the results are different (estimated abundance maximum difference is 73 vs 71), which is not completely comfortable. Differences in the Airport_grand models are a little larger, but not enough to change management interpretation of the results.</text:p>
      <text:p text:style-name="Text_20_body">Repeating the exercise for 2011/12:</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ite_species</text:p>
          </table:table-cell>
          <table:table-cell table:style-name="Table1.A1" office:value-type="string">
            <text:p text:style-name="P3">Mo</text:p>
          </table:table-cell>
          <table:table-cell table:style-name="Table1.A1" office:value-type="string">
            <text:p text:style-name="P3">Mt</text:p>
          </table:table-cell>
          <table:table-cell table:style-name="Table1.A1" office:value-type="string">
            <text:p text:style-name="P3">Mh</text:p>
          </table:table-cell>
          <table:table-cell table:style-name="Table1.E1" office:value-type="string">
            <text:p text:style-name="P3">Mht</text:p>
          </table:table-cell>
        </table:table-row>
        <text:soft-page-break/>
        <table:table-row>
          <table:table-cell table:style-name="Table1.A2" office:value-type="string">
            <text:p text:style-name="Table_20_Contents">Wildlife_otago</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match</text:p>
          </table:table-cell>
          <table:table-cell table:style-name="Table1.E2" office:value-type="string">
            <text:p text:style-name="P4">match</text:p>
          </table:table-cell>
        </table:table-row>
        <table:table-row>
          <table:table-cell table:style-name="Table1.A2" office:value-type="string">
            <text:p text:style-name="Table_20_Contents">Wildlife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match</text:p>
          </table:table-cell>
        </table:table-row>
        <table:table-row>
          <table:table-cell table:style-name="Table1.A2" office:value-type="string">
            <text:p text:style-name="Table_20_Contents">Falcon_otago</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differ</text:p>
          </table:table-cell>
        </table:table-row>
        <table:table-row>
          <table:table-cell table:style-name="Table1.A2" office:value-type="string">
            <text:p text:style-name="Table_20_Contents">Falcon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differ</text:p>
          </table:table-cell>
        </table:table-row>
        <table:table-row>
          <table:table-cell table:style-name="Table1.A2" office:value-type="string">
            <text:p text:style-name="Table_20_Contents">Airport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differ</text:p>
          </table:table-cell>
        </table:table-row>
        <table:table-row>
          <table:table-cell table:style-name="Table1.A2" office:value-type="string">
            <text:p text:style-name="Table_20_Contents">TopMini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match</text:p>
          </table:table-cell>
        </table:table-row>
        <table:table-row>
          <table:table-cell table:style-name="Table1.A2" office:value-type="string">
            <text:p text:style-name="Table_20_Contents">MiddleMini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match</text:p>
          </table:table-cell>
          <table:table-cell table:style-name="Table1.E2" office:value-type="string">
            <text:p text:style-name="P4">match</text:p>
          </table:table-cell>
        </table:table-row>
        <table:table-row>
          <table:table-cell table:style-name="Table1.A2" office:value-type="string">
            <text:p text:style-name="Table_20_Contents">BottomMini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differ</text:p>
          </table:table-cell>
        </table:table-row>
        <table:table-row>
          <table:table-cell table:style-name="Table1.A2" office:value-type="string">
            <text:p text:style-name="Table_20_Contents">OldOtagense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match</text:p>
          </table:table-cell>
          <table:table-cell table:style-name="Table1.E2" office:value-type="string">
            <text:p text:style-name="P4">match</text:p>
          </table:table-cell>
        </table:table-row>
        <table:table-row>
          <table:table-cell table:style-name="Table1.A2" office:value-type="string">
            <text:p text:style-name="Table_20_Contents">OldOtagense_otago</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match</text:p>
          </table:table-cell>
        </table:table-row>
        <table:table-row>
          <table:table-cell table:style-name="Table1.A2" office:value-type="string">
            <text:p text:style-name="Table_20_Contents">BreastCreek_grand</text:p>
          </table:table-cell>
          <table:table-cell table:style-name="Table1.A2" office:value-type="string">
            <text:p text:style-name="P4">match</text:p>
          </table:table-cell>
          <table:table-cell table:style-name="Table1.A2" office:value-type="string">
            <text:p text:style-name="P4">match</text:p>
          </table:table-cell>
          <table:table-cell table:style-name="Table1.A2" office:value-type="string">
            <text:p text:style-name="P4">differ</text:p>
          </table:table-cell>
          <table:table-cell table:style-name="Table1.E2" office:value-type="string">
            <text:p text:style-name="P4">match</text:p>
          </table:table-cell>
        </table:table-row>
      </table:table>
      <text:p text:style-name="Text_20_body"/>
      <text:p text:style-name="Text_20_body">The difference in residual deviance are of small magnitude, and it is also notable that model variants <text:s/>run last year for the heterogeneity models exhibited differing residual deviance. For example, it is possible to express the “p” terms in an ht model either with a per-day p or with an intercept p for the survey series and per-day variations in p. These two should be equivalent, but in some cases (e.g. Wildlife_otago) produce slightly different results and slightly different residual variance. On te other hand, Wildlife_otago Mht produced the same residual deviance with MARK and RMark, yet the results (N-hat and S estimates) differed slightly (but not to a biologically meaningful degree). <text:s/>Since RMark produces different design matrices to the manual process previously used with MARK is is possible that we should expect some small differences due to the numerical processes involved in estimating maximum likelyhood (either because multiple solutions share the same residual deviance or because models which should be equivalent optimize slightly differently). Survivals are likely to differ because the previous MARK analysis used integer gaps between years whereas the re-run used saved .inp files but automatically generated survey series information using actual dates of survey series; this should only affect scaling of real estimates of survival onto an annual value, not the numerical estimates of survival between survey seasons i.e. Should not impact model fit and residual deviances.</text:p>
      <text:p text:style-name="Text_20_body">While the differences that appear are uncomfortable, there is no evidence that the RMark modeling process is incorrect (if it was systematically wrong, all of the models would be expected to produce different results yet some do match; the differences appear in heterogeneity models and then only sometimes).</text:p>
      <text:p text:style-name="Text_20_body">Examination of the design matrices generate by RMark to run mark.exe shows them to be a slightly different layout to those produced by the MARK manual process. Using RMark, Mht models contain an intercept and per-year differences for both S and pi. Two mixture p's presumably reflect the heterogeneity component, and then per-survey terms capture differences from these mixture values. In our original MARK models, S and pi are per-year terms without an intercept, there is only one mixture p, and per-survey p terms. This model estimates one less parameter than the RMark model. We also built updates MARK models which use a per-year p intercept and per-survey differences in p along with the mixture term. This estimates the same number of parameters as the RMark model (but possibly not the same parameters?).</text:p>
      <text:p text:style-name="Text_20_body">The subtleties of these model differences are not well-understood (by me) at the moment; it appears that they all ought to be equivalent, although they might find different maxima during optimization as they are expressed differently. Beyond that, minor differences might arise due to different computing <text:soft-page-break/>platforms (Windows vs Linux, possible differences in mark.exe versions). At this stage, it seems we should have faith in the RMark developers as there is no reason to doubt them...</text:p>
      <text:h text:style-name="Heading_20_3" text:outline-level="3">Comparison of RMark results from saved and newly extracted input files</text:h>
      <text:p text:style-name="Text_20_body">This exercise was performed on <text:s/>the 2011/12 data using the saved input files and current data extracted from Sloop. Since the saved files were originally extracted from Sloop, differences between the analyses should be attributable to double-up identities merged during the Sloop data migration process.</text:p>
      <text:p text:style-name="Text_20_body">Wildlife_otago Mht .nm(top model) – slight reductions in N-hat estimates, look consistent with slight reductions in minimum numbers alive due to removal of some double-ups.</text:p>
      <text:p text:style-name="Text_20_body">Wildlife_grand Mht.nm - <text:s/>slight reductions in N-hat estimates, look consistent with slight reductions in minimum numbers alive due to removal of some double-ups. Note that nm is top model on new data, Mm on old data (possibly combining double-ups removed apparent instances of emigration).</text:p>
      <text:p text:style-name="Text_20_body">Falcon_otago Mht.Mm (top model) and nm (2<text:span text:style-name="T1">nd</text:span> model) – slight reductions in N-hat appear consistent <text:s/>with changes in minimum numbers alive due to double-up removal.</text:p>
      <text:p text:style-name="Text_20_body">Falcon_grand Mh.nm (top model) – small changes in N-hat and S consistent with minor change in cpature histories and minimum number alive due to double-up removal.</text:p>
      <text:p text:style-name="Text_20_body">TopMini_grand Mo.nm (top model) – change confined to final year, consistent with that being the only year with a change to minimum numbers alive due to double-up removal.</text:p>
      <text:p text:style-name="Text_20_body">Airport_grand Mht.Mm (top model) and nm (2<text:span text:style-name="T1">nd</text:span> model) – slight reductions in N-hat appear consistent <text:s/>with changes in minimum numbers alive due to double-up removal.</text:p>
      <text:p text:style-name="Text_20_body">At this stage, comparison has been halted after the six cases above. There is no indication of major difference introduced by double-up removal.</text:p>
      <text:p text:style-name="Text_20_body">Note that 2011/12 input files (both saved and new) were extracted from Sloop at different times. Consequently, comparison of some sites for 2010/11 is appropriate to look at the overall extraction process (saved 2010/11 .inp files manually extracted from old Access database vs same surveys extracted from Sloop after upload and migration processes). <text:s/>Sites examined were:</text:p>
      <text:p text:style-name="Text_20_body">Airport_grand Mht.Mm (top model) and nm (2<text:span text:style-name="T1">nd</text:span> model) – slight changes (mostly reductions) <text:s/>in N-hat appear consistent <text:s/>with changes (mostly reductions) in minimum numbers alive due to double-up removal and differences in manual extraction/size moderation.</text:p>
      <text:p text:style-name="Text_20_body">Wildlife_otago Mht .nm(top model) – slight rises in N-hat estimates, look consistent with slight rises in minimum numbers alive presumably due to differences from manual extraction/size moderation despite removal of some double-ups.</text:p>
      <text:p text:style-name="Text_20_body">Wildlife_grand Mht.nm - <text:s/>slight variations in both directions in N-hat estimates, look consistent with slight variations in minimum numbers alive presumably due to extraction/size moderation and removal of some double-ups. </text:p>
      <text:p text:style-name="Text_20_body">Falcon_otago Mht.Mm (top model) and nm (2<text:span text:style-name="T1">nd</text:span> model) –slight variations in both directions in N-hat estimates, look consistent with slight variations in minimum numbers alive.</text:p>
      <text:p text:style-name="Text_20_body">Falcon_grand Mh.nm (top model) – small increases in N-hat consistent with increases in minimum numbers alive in data extracted from Sloop.</text:p>
      <text:p text:style-name="Text_20_body">Testing of Airport data extraction from Sloop with keep size 1 set to true gives much larger numbers (N-hat and minimum alive), indicating that size moderation and size 1 elimination from analysis is having a substantial effect. Unfortunately, it is not possible to recreate the manual process which <text:soft-page-break/>produced the saved .inp files, so detailed examination of the differences between them and the extraction from Sloop (e.g. specific individuals) is impossible. With size 1 elimination removing 30 ~ 50 individuals per year from the minimum alive in the data extracted from Sloop (compared with data extracted to include size 1 animals) it is easy to believe that differences between the manual and automated process could amount to the 1 ~ 3 individuals per year being seen above even when superimposed onto small reductions due to removal of double-ups.</text:p>
      <text:h text:style-name="Heading_20_3" text:outline-level="3">Failed RMark model run</text:h>
      <text:p text:style-name="Text_20_body">So far, one instance of a model failing to run in RMark has been observed: this is the Mt.rm model for Otago skinks at Wildlife, at least when including 2012/13 survey data. The equivalent model runs successfully for other sites/species, and the error appears to be an internal one in RMark code after the external invocation of mark.exe completes. It is not clear how to fix this – perhaps by reporting it to the RMark developers? For now, the impact is not significant as the failed model has an AICc score which places it well down the list for model selection (output below generated using near-final survey data extracted from Sloop through to 2012/13):</text:p>
      <text:p text:style-name="P5">{ Wildlife_otago.Mt.rm } VC Matrix: 98% done. <text:s text:c="2"/>Time to compute number of parameters was 6.48 seconds. </text:p>
      <text:p text:style-name="P5"><text:s text:c="3"/>DEVIANCE { Wildlife_otago.Mt.rm } = 11935.067 <text:s text:c="20"/></text:p>
      <text:p text:style-name="P5"><text:s/>DEVIANCE Degrees of Freedom { Wildlife_otago.Mt.rm } = 237 <text:s text:c="11"/></text:p>
      <text:p text:style-name="P5"><text:s text:c="3"/>c-hat { Wildlife_otago.Mt.rm } = 50.358932 <text:s text:c="20"/></text:p>
      <text:p text:style-name="P5"><text:s text:c="3"/>AIC { Wildlife_otago.Mt.rm } = 8576.2303 <text:s text:c="4"/></text:p>
      <text:p text:style-name="P5"><text:s text:c="3"/>AICc { Wildlife_otago.Mt.rm } = 8580.0766 <text:s text:c="4"/></text:p>
      <text:p text:style-name="P5"><text:s text:c="3"/>BIC { Wildlife_otago.Mt.rm } = 8926.3338 <text:s text:c="4"/></text:p>
      <text:p text:style-name="P5"><text:s text:c="3"/>Pearson Chisquare { Wildlife_otago.Mt.rm } = 0.1459055E+020 </text:p>
      <text:p text:style-name="P5"/>
      <text:p text:style-name="P5"><text:s text:c="3"/>Time in seconds for last procedure was 12.45 </text:p>
      <text:p text:style-name="P5"><text:s text:c="2"/>INPUT --- proc stop; </text:p>
      <text:p text:style-name="P5"/>
      <text:p text:style-name="P5"><text:s text:c="3"/>Time in minutes for this job was 0.21 </text:p>
      <text:p text:style-name="P5">unix2dos: converting file mark030.res to DOS format ... </text:p>
      <text:p text:style-name="P5">unix2dos: converting file mark030.out to DOS format ... </text:p>
      <text:p text:style-name="P5">STOP Normal End </text:p>
      <text:p text:style-name="P5">Error in data.frame(estimate = c(8.77030877995388e+250, 3.85553470291106e+142, <text:s/>: </text:p>
      <text:p text:style-name="P5"><text:s text:c="2"/>arguments imply differing number of rows: 68, 0 </text:p>
      <text:p text:style-name="P5"/>
      <text:p text:style-name="P5"/>
      <text:p text:style-name="P5">********Following model failed to run : Wildlife_otago.Mt.rm ********** </text:p>
      <text:p text:style-name="P5"/>
      <text:p text:style-name="P5">[1] "Done model" </text:p>
      <text:p text:style-name="P5">Model 1: Model.Mt.rm has not been run. </text:p>
      <text:p text:style-name="P5">Error in result.table[order(result.table$DeltaAICc), ] : </text:p>
      <text:p text:style-name="P5"><text:s text:c="2"/>incorrect number of dimensions </text:p>
      <text:p text:style-name="P5">In addition: Warning message: </text:p>
      <text:p text:style-name="P5">In min(result.table$AICc) : no non-missing arguments to min; returning Inf </text:p>
      <text:p text:style-name="P5">&gt; Wildlife_otago </text:p>
      <text:p text:style-name="P5"><text:s text:c="19"/>model npar <text:s text:c="4"/>AICc <text:s/>DeltaAICc <text:s text:c="6"/>weight Deviance </text:p>
      <text:p text:style-name="P5">5 <text:s/>Wildlife_otago.Mht.nm <text:s text:c="2"/>65 8462.681 <text:s text:c="2"/>0.000000 0.6643566950 11811.29 </text:p>
      <text:p text:style-name="P5">4 <text:s/>Wildlife_otago.Mht.Mm <text:s text:c="2"/>67 8464.052 <text:s text:c="2"/>1.370763 0.3347680053 11808.39 </text:p>
      <text:p text:style-name="P5">6 <text:s/>Wildlife_otago.Mht.rm <text:s text:c="2"/>72 8475.945 <text:s/>13.264016 0.0008752997 11809.58 </text:p>
      <text:p text:style-name="P5">2 <text:s text:c="2"/>Wildlife_otago.Mh.nm <text:s text:c="2"/>24 8549.081 <text:s/>86.400221 0.0000000000 11983.34 </text:p>
      <text:p text:style-name="P5">1 <text:s text:c="2"/>Wildlife_otago.Mh.Mm <text:s text:c="2"/>26 8550.710 <text:s/>88.029276 0.0000000000 11980.87 </text:p>
      <text:p text:style-name="P5">3 <text:s text:c="2"/>Wildlife_otago.Mh.rm <text:s text:c="2"/>31 8561.749 <text:s/>99.067603 0.0000000000 11981.62 </text:p>
      <text:p text:style-name="P5">10 <text:s/>Wildlife_otago.Mt.Mm <text:s text:c="2"/>57 8571.198 108.516975 0.0000000000 11936.79 </text:p>
      <text:p text:style-name="P5">11 <text:s/>Wildlife_otago.Mt.nm <text:s text:c="2"/>55 8629.308 166.627002 0.0000000000 11999.12 </text:p>
      <text:p text:style-name="P5"><text:soft-page-break/>7 <text:s text:c="2"/>Wildlife_otago.Mo.Mm <text:s text:c="2"/>17 8648.696 186.015028 0.0000000000 12097.24 </text:p>
      <text:p text:style-name="P5">9 <text:s text:c="2"/>Wildlife_otago.Mo.rm <text:s text:c="2"/>22 8657.167 194.485884 0.0000000000 12095.51 </text:p>
      <text:p text:style-name="P5">8 <text:s text:c="2"/>Wildlife_otago.Mo.nm <text:s text:c="2"/>15 8702.469 239.788022 0.0000000000 12155.08 </text:p>
      <text:p text:style-name="P5">&gt; </text:p>
      <text:h text:style-name="Heading_20_2" text:outline-level="2">Are movement models valid?</text:h>
      <text:p text:style-name="Text_20_body">RMark automation permits analysis of much larger sets of models at acceptable effort. This allows models incorporation temporary emigration/immigration to be considered. We have no manual comparison cases to test against – careful review is probably the best way to ensure that additional models have been expressed correctly in RMark. Biological validity of these models, and model selection based on AIC, is beyond the scope of this argument of correctnes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Hutcheon</meta:initial-creator>
    <meta:creation-date>2013-05-31T12:05:30</meta:creation-date>
    <meta:generator>LibreOffice/3.4$Unix LibreOffice_project/340m1$Build-502</meta:generator>
    <dc:date>2013-07-30T11:07:46</dc:date>
    <dc:creator>Andy Hutcheon</dc:creator>
    <meta:editing-duration>P5DT5H19M11S</meta:editing-duration>
    <meta:editing-cycles>39</meta:editing-cycles>
    <meta:document-statistic meta:table-count="2" meta:image-count="0" meta:object-count="0" meta:page-count="7" meta:paragraph-count="227" meta:word-count="2842" meta:character-count="18877" meta:non-whitespace-character-count="16043"/>
  </office:meta>
</office:document-meta>
</file>